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2c57" officeooo:paragraph-rsid="00002c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ce for no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11-03T15:04:57.189000000</dc:date>
    <meta:editing-duration>PT38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